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consolata" svg:font-family="Inconsolata, monospace"/>
    <style:font-face style:name="Lohit Devanagari1" svg:font-family="'Lohit Devanagari'"/>
    <style:font-face style:name="Merriweather" svg:font-family="Merriweather, Georgia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in" fo:margin-left="0.5in" fo:margin-top="0in" fo:margin-bottom="0in" table:align="left" style:writing-mode="lr-tb"/>
    </style:style>
    <style:style style:name="Table3.A" style:family="table-column">
      <style:table-column-properties style:column-width="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6.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6.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0965b9" officeooo:paragraph-rsid="000965b9"/>
    </style:style>
    <style:style style:name="P2" style:family="paragraph" style:parent-style-name="Table_20_Contents">
      <style:text-properties officeooo:rsid="000965b9" officeooo:paragraph-rsid="000ba9ae"/>
    </style:style>
    <style:style style:name="P3" style:family="paragraph" style:parent-style-name="Table_20_Contents">
      <style:text-properties officeooo:paragraph-rsid="000965b9"/>
    </style:style>
    <style:style style:name="P4" style:family="paragraph" style:parent-style-name="Table_20_Contents">
      <style:text-properties style:font-name="Liberation Mono" officeooo:paragraph-rsid="000965b9"/>
    </style:style>
    <style:style style:name="P5" style:family="paragraph" style:parent-style-name="Table_20_Contents">
      <style:text-properties style:font-name="Liberation Mono" officeooo:rsid="000b3ba3" officeooo:paragraph-rsid="000b3ba3"/>
    </style:style>
    <style:style style:name="P6" style:family="paragraph" style:parent-style-name="Table_20_Contents">
      <style:text-properties style:font-name="Liberation Mono" officeooo:paragraph-rsid="000b3ba3"/>
    </style:style>
    <style:style style:name="P7" style:family="paragraph" style:parent-style-name="Table_20_Contents">
      <style:text-properties officeooo:paragraph-rsid="000b3ba3"/>
    </style:style>
    <style:style style:name="P8" style:family="paragraph" style:parent-style-name="Table_20_Contents">
      <style:text-properties officeooo:rsid="000d69c9" officeooo:paragraph-rsid="000d69c9"/>
    </style:style>
    <style:style style:name="P9" style:family="paragraph" style:parent-style-name="Table_20_Contents">
      <style:text-properties officeooo:paragraph-rsid="000d69c9"/>
    </style:style>
    <style:style style:name="P10" style:family="paragraph" style:parent-style-name="normal">
      <loext:graphic-properties draw:fill="solid" draw:fill-color="#1e1e1e"/>
      <style:paragraph-properties fo:line-height="135%" fo:orphans="0" fo:widows="0" fo:background-color="#1e1e1e"/>
    </style:style>
    <style:style style:name="P11" style:family="paragraph" style:parent-style-name="normal">
      <loext:graphic-properties draw:fill="solid" draw:fill-color="#ffffff"/>
      <style:paragraph-properties fo:line-height="100%" fo:orphans="0" fo:widows="0" fo:background-color="#ffffff"/>
    </style:style>
    <style:style style:name="P12" style:family="paragraph" style:parent-style-name="normal">
      <style:text-properties officeooo:rsid="0008a9ce" officeooo:paragraph-rsid="0008a9ce"/>
    </style:style>
    <style:style style:name="P13" style:family="paragraph" style:parent-style-name="normal">
      <style:text-properties officeooo:rsid="000e0c6d" officeooo:paragraph-rsid="000e0c6d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8pt" style:font-size-asian="8pt" style:font-size-complex="8pt"/>
    </style:style>
    <style:style style:name="P16" style:family="paragraph" style:parent-style-name="normal" style:list-style-name="WWNum1">
      <style:paragraph-properties fo:margin-left="0.5in" fo:margin-right="0in" fo:text-indent="-0.25in" style:auto-text-indent="false"/>
    </style:style>
    <style:style style:name="P17" style:family="paragraph" style:parent-style-name="normal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18" style:family="paragraph" style:parent-style-name="normal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9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</style:style>
    <style:style style:name="P20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</style:style>
    <style:style style:name="P21" style:family="paragraph" style:parent-style-name="normal" style:list-style-name="WWNum1">
      <style:paragraph-properties fo:margin-left="0.5in" fo:margin-right="0.111in" fo:margin-top="0in" fo:margin-bottom="0in" loext:contextual-spacing="false" fo:line-height="131%" fo:text-indent="-0.25in" style:auto-text-indent="false"/>
    </style:style>
    <style:style style:name="P22" style:family="paragraph" style:parent-style-name="normal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style:text-underline-style="none"/>
    </style:style>
    <style:style style:name="T8" style:family="text">
      <style:text-properties fo:color="#1a1a1a" style:font-name="Courier New" fo:font-size="7pt" style:font-name-asian="Courier New1" style:font-size-asian="7pt" style:font-name-complex="Courier New1" style:font-size-complex="7pt"/>
    </style:style>
    <style:style style:name="T9" style:family="text">
      <style:text-properties style:font-name="Courier New" fo:font-size="7pt" style:font-name-asian="Courier New1" style:font-size-asian="7pt" style:font-name-complex="Courier New1" style:font-size-complex="7pt"/>
    </style:style>
    <style:style style:name="T10" style:family="text">
      <style:text-properties fo:font-variant="normal" fo:text-transform="none" fo:color="#000000" style:font-name="Inconsolata" fo:letter-spacing="normal" fo:font-style="normal" fo:font-weight="normal"/>
    </style:style>
    <style:style style:name="T11" style:family="text">
      <style:text-properties fo:font-variant="normal" fo:text-transform="none" fo:color="#000000" style:font-name="Inconsolata" fo:letter-spacing="normal" fo:font-style="normal" fo:font-weight="normal" officeooo:rsid="000b3ba3"/>
    </style:style>
    <style:style style:name="T12" style:family="text">
      <style:text-properties fo:font-variant="normal" fo:text-transform="none" fo:color="#000000" style:font-name="Inconsolata" fo:font-size="12pt" fo:letter-spacing="normal" fo:font-style="normal" fo:font-weight="normal" officeooo:rsid="000b3ba3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 officeooo:rsid="000965b9"/>
    </style:style>
    <style:style style:name="T15" style:family="text">
      <style:text-properties fo:font-variant="normal" fo:text-transform="none" fo:color="#000000" fo:letter-spacing="normal" fo:font-style="normal" fo:font-weight="normal" officeooo:rsid="000b3ba3"/>
    </style:style>
    <style:style style:name="T16" style:family="text">
      <style:text-properties fo:font-variant="normal" fo:text-transform="none" fo:color="#000000" style:font-name="Liberation Mono" fo:letter-spacing="normal" fo:font-style="normal" fo:font-weight="normal"/>
    </style:style>
    <style:style style:name="T17" style:family="text">
      <style:text-properties fo:font-variant="normal" fo:text-transform="none" fo:color="#000000" style:font-name="Liberation Mono" fo:letter-spacing="normal" fo:font-style="normal" fo:font-weight="normal" officeooo:rsid="000965b9"/>
    </style:style>
    <style:style style:name="T18" style:family="text">
      <style:text-properties fo:font-variant="normal" fo:text-transform="none" fo:color="#000000" style:font-name="Merriweather" fo:font-size="12pt" fo:letter-spacing="normal" fo:font-style="normal" fo:font-weight="normal"/>
    </style:style>
    <style:style style:name="T19" style:family="text">
      <style:text-properties fo:font-variant="normal" fo:text-transform="none" fo:color="#000000" style:font-name="Merriweather" fo:font-size="12pt" fo:letter-spacing="normal" fo:font-style="normal" fo:font-weight="normal" officeooo:rsid="000b3ba3"/>
    </style:style>
    <style:style style:name="T20" style:family="text">
      <style:text-properties fo:font-variant="normal" fo:text-transform="none" fo:color="#1a1a1a" style:font-name="Merriweather" fo:font-size="12pt" fo:letter-spacing="normal" fo:font-style="normal" fo:font-weight="normal" officeooo:rsid="000b3ba3"/>
    </style:style>
    <style:style style:name="T21" style:family="text">
      <style:text-properties style:font-name="Liberation Mono" officeooo:rsid="000965b9"/>
    </style:style>
    <style:style style:name="T22" style:family="text">
      <style:text-properties officeooo:rsid="000d69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aking an odom topic from wheel encoders</text:p>
      <text:p text:style-name="normal"/>
      <text:p text:style-name="normal"><text:a xlink:type="simple" xlink:href="https://automaticaddison.com/how-to-publish-wheel-encoder-tick-data-using-ros-and-arduino/" text:style-name="Standard" text:visited-style-name="Standard"><text:span text:style-name="T1">https://automaticaddison.com/how-to-publish-wheel-encoder-tick-data-using-ros-and-arduino/</text:span></text:a></text:p>
      <text:p text:style-name="normal"><text:a xlink:type="simple" xlink:href="https://automaticaddison.com/how-to-publish-wheel-odometry-information-over-ros/" text:style-name="Standard" text:visited-style-name="Standard"><text:span text:style-name="T1">https://automaticaddison.com/how-to-publish-wheel-odometry-information-over-ros/</text:span></text:a></text:p>
      <text:p text:style-name="normal"><text:a xlink:type="simple" xlink:href="https://answers.ros.org/question/241602/get-odometry-from-wheels-encoders/" text:style-name="Standard" text:visited-style-name="Standard"><text:span text:style-name="T1">https://answers.ros.org/question/241602/get-odometry-from-wheels-encoders/</text:span></text:a></text:p>
      <text:p text:style-name="normal"/>
      <text:p text:style-name="P12">Setting the initial pose with python: <text:a xlink:type="simple" xlink:href="https://www.youtube.com/watch?v=-81TEdn6qLU" text:style-name="Internet_20_link" text:visited-style-name="Visited_20_Internet_20_Link">https://www.youtube.com/watch?v=-81TEdn6qLU</text:a></text:p>
      <text:p text:style-name="P12"/>
      <text:p text:style-name="P12"><text:a xlink:type="simple" xlink:href="https://automaticaddison.com/how-to-publish-wheel-odometry-information-over-ros/" text:style-name="Internet_20_link" text:visited-style-name="Visited_20_Internet_20_Link">https://automaticaddison.com/how-to-publish-wheel-odometry-information-over-ros/</text:a></text:p>
      <table:table table:name="Table4" table:style-name="Table4">
        <table:table-column table:style-name="Table4.A"/>
        <table:table-row table:style-name="TableLine94786313918976">
          <table:table-cell table:style-name="Table4.A1" office:value-type="string">
            <text:p text:style-name="P1">From the tutorial above</text:p>
            <text:p text:style-name="P1">a program called rviz_click_to_2d.cpp that subscribes to two topics and converts that data into a format that other programs in a ROS-based robotic system can use.</text:p>
            <text:p text:style-name="P1"/>
            <text:p text:style-name="P3"><text:span text:style-name="T21">$ </text:span><text:span text:style-name="T17">mkdir -p</text:span><text:span text:style-name="T16"> ~/catkin_ws/src/jetson_nano_bot/</text:span></text:p>
            <text:p text:style-name="P4"><text:span text:style-name="T14">$ </text:span><text:span text:style-name="T13">cd ~/catkin_ws/src/jetson_nano_bot/</text:span></text:p>
            <text:p text:style-name="P4"><text:span text:style-name="T14">$ </text:span><text:span text:style-name="T10">catkin_create_pkg localization_data_pub rospy roscpp std_msgs tf tf2_ros geometry_msgs sensor_msgs nav_msgs</text:span></text:p>
            <text:p text:style-name="P4"><text:span text:style-name="T14">$ </text:span><text:span text:style-name="T10">cd ~/catkin_ws/</text:span></text:p>
            <text:p text:style-name="P4"><text:span text:style-name="T14">$ </text:span><text:span text:style-name="T10">catkin_make --only-pkg-with-deps localization_data_pub</text:span></text:p>
            <text:p text:style-name="P4"><text:span text:style-name="T14">$ </text:span><text:span text:style-name="T10">cd ~/catkin_ws/src/jetson_nano_bot/localization_data_pub/</text:span></text:p>
            <text:p text:style-name="P4"><text:span text:style-name="T14">$ </text:span><text:span text:style-name="T10">gedit CmakeLists.txt <text:s/></text:span><text:span text:style-name="T11"># enable line 5, c++ compiler</text:span></text:p>
            <text:p text:style-name="P7"><text:span text:style-name="T11">$ </text:span><text:span text:style-name="Strong_20_Emphasis"><text:span text:style-name="T20">cd ~/catkin_ws/src/jetson_nano_bot/localization_data_pub/src</text:span></text:span></text:p>
            <text:p text:style-name="P7"><text:span text:style-name="Strong_20_Emphasis"><text:span text:style-name="T20">$ </text:span></text:span><text:span text:style-name="Strong_20_Emphasis"><text:span text:style-name="T20">gedit rviz_click_to_2d.cpp</text:span></text:span></text:p>
            <text:p text:style-name="P7"><text:span text:style-name="Strong_20_Emphasis"><text:span text:style-name="T12">{copy code from web site}</text:span></text:span></text:p>
            <text:p text:style-name="P7"><text:span text:style-name="Strong_20_Emphasis"><text:span text:style-name="T12">$ </text:span></text:span><text:span text:style-name="Strong_20_Emphasis"><text:span text:style-name="T20">cd ~/catkin_ws/src/jetson_nano_bot/localization_data_pub/</text:span></text:span></text:p>
            <text:p text:style-name="P6"><text:span text:style-name="T15">$ </text:span><text:span text:style-name="T18">gedit CmakeLists.txt</text:span></text:p>
            <text:p text:style-name="P5"><text:span text:style-name="T18">{add code from web site}</text:span></text:p>
            <text:p text:style-name="P6"><text:span text:style-name="T19">$ </text:span><text:span text:style-name="T18">cd ~/catkin_ws</text:span></text:p>
            <text:p text:style-name="P6"><text:span text:style-name="T19">$ </text:span><text:span text:style-name="T18">catkin_make --only-pkg-with-deps localization_data_pub</text:span></text:p>
            <text:p text:style-name="P5"><text:span text:style-name="T18"/></text:p>
            <text:p text:style-name="P1"/>
          </table:table-cell>
        </table:table-row>
      </table:table>
      <text:p text:style-name="P12"/>
      <text:p text:style-name="P12"><text:a xlink:type="simple" xlink:href="https://automaticaddison.com/how-to-publish-wheel-odometry-information-over-ros/" text:style-name="Internet_20_link" text:visited-style-name="Visited_20_Internet_20_Link">https://automaticaddison.com/how-to-publish-wheel-odometry-information-over-ros/</text:a></text:p>
      <text:p text:style-name="P12"/>
      <table:table table:name="Table5" table:style-name="Table5">
        <table:table-column table:style-name="Table5.A"/>
        <table:table-row table:style-name="TableLine94786230058240">
          <table:table-cell table:style-name="Table5.A1" office:value-type="string">
            <text:p text:style-name="P2">From the tutorial above</text:p>
            <text:p text:style-name="P9"><text:span text:style-name="T22">$ </text:span><text:span text:style-name="T10">cd ~/catkin_ws/src/jetson_nano_bot/localization_data_pub/src</text:span></text:p>
            <text:p text:style-name="P9"><text:span text:style-name="T22">$ </text:span><text:span text:style-name="T10">gedit ekf_odom_pub.cpp</text:span></text:p>
            <text:p text:style-name="P8">{copy code from web site}</text:p>
            <text:p text:style-name="P9"><text:span text:style-name="T22">$ </text:span><text:span text:style-name="T10">cd ~/catkin_ws/src/jetson_nano_bot/localization_data_pub/</text:span></text:p>
            <text:p text:style-name="P9"><text:span text:style-name="T22">$ </text:span><text:span text:style-name="T10">gedit CMakeLists.txt</text:span></text:p>
            <text:p text:style-name="P8">{copy the code from the web site}</text:p>
            <text:p text:style-name="P9"><text:span text:style-name="T22">$ </text:span><text:span text:style-name="T10">cd ~/catkin_ws</text:span></text:p>
            <text:p text:style-name="P9"><text:soft-page-break/><text:span text:style-name="T22">$ </text:span><text:span text:style-name="T10">catkin_make --only-pkg-with-deps localization_data_pub </text:span></text:p>
            <text:p text:style-name="P8"/>
          </table:table-cell>
        </table:table-row>
      </table:table>
      <text:p text:style-name="P12"/>
      <text:p text:style-name="P12"/>
      <text:p text:style-name="P12"/>
      <text:p text:style-name="normal">Broader topic:</text:p>
      <text:p text:style-name="normal"><text:a xlink:type="simple" xlink:href="https://blog.abdurrosyid.com/2021/07/22/fusing-wheel-odometry-imu-data-and-gps-data-using-robot_localization-in-ros/" text:style-name="Standard" text:visited-style-name="Standard"><text:span text:style-name="T1">https://blog.abdurrosyid.com/2021/07/22/fusing-wheel-odometry-imu-data-and-gps-data-using-robot_localization-in-ros/</text:span></text:a></text:p>
      <text:p text:style-name="normal"/>
      <text:p text:style-name="P13">Here he shows an example of combining wheel odometry and IMU data</text:p>
      <text:p text:style-name="P13"><text:a xlink:type="simple" xlink:href="https://blog.abdurrosyid.com/2021/07/21/fusing-wheel-odometry-and-imu-data-using-robot_localization-in-ros/" text:style-name="Internet_20_link" text:visited-style-name="Visited_20_Internet_20_Link">https://blog.abdurrosyid.com/2021/07/21/fusing-wheel-odometry-and-imu-data-using-robot_localization-in-ros/</text:a></text:p>
      <text:p text:style-name="P13"/>
      <text:p text:style-name="normal"/>
      <text:p text:style-name="normal"><text:a xlink:type="simple" xlink:href="https://answers.ros.org/question/361879/generating-empty-map-for-outdoor-navigation/" text:style-name="Standard" text:visited-style-name="Standard"><text:span text:style-name="T1">https://answers.ros.org/question/361879/generating-empty-map-for-outdoor-navigation/</text:span></text:a></text:p>
      <text:p text:style-name="normal"/>
      <text:p text:style-name="normal">Test Arduino access</text:p>
      <text:p text:style-name="normal"/>
      <text:p text:style-name="normal">Get code from Arduino Exampl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2">/* </text:span></text:p>
            <text:p text:style-name="P14"><text:span text:style-name="T2"><text:s/>* rosserial Subscriber Example</text:span></text:p>
            <text:p text:style-name="P14"><text:span text:style-name="T2"><text:s/>* Blinks an LED on callback</text:span></text:p>
            <text:p text:style-name="P14"><text:span text:style-name="T2"><text:s/>*/</text:span></text:p>
            <text:p text:style-name="P15"/>
            <text:p text:style-name="P14"><text:span text:style-name="T2">#include &lt;ros.h&gt;</text:span></text:p>
            <text:p text:style-name="P14"><text:span text:style-name="T2">#include &lt;std_msgs/Empty.h&gt;</text:span></text:p>
            <text:p text:style-name="P15"/>
            <text:p text:style-name="P14"><text:span text:style-name="T2">ros::NodeHandle <text:s/>nh;</text:span></text:p>
            <text:p text:style-name="P15"/>
            <text:p text:style-name="P14"><text:span text:style-name="T2">void messageCb( const std_msgs::Empty&amp; toggle_msg){</text:span></text:p>
            <text:p text:style-name="P14"><text:span text:style-name="T2"><text:s text:c="2"/>digitalWrite(LED_BUILTIN, HIGH-digitalRead(LED_BUILTIN)); <text:s text:c="2"/>// blink the led</text:span></text:p>
            <text:p text:style-name="P14"><text:span text:style-name="T2">}</text:span></text:p>
            <text:p text:style-name="P15"/>
            <text:p text:style-name="P14"><text:span text:style-name="T2">ros::Subscriber&lt;std_msgs::Empty&gt; sub("toggle_led", &amp;messageCb );</text:span></text:p>
            <text:p text:style-name="P15"/>
            <text:p text:style-name="P14"><text:span text:style-name="T2">void setup()</text:span></text:p>
            <text:p text:style-name="P14"><text:span text:style-name="T2">{ </text:span></text:p>
            <text:p text:style-name="P14"><text:span text:style-name="T2"><text:s text:c="2"/>pinMode(LED_BUILTIN, OUTPUT);</text:span></text:p>
            <text:p text:style-name="P14"><text:span text:style-name="T2"><text:s text:c="2"/>nh.initNode();</text:span></text:p>
            <text:p text:style-name="P14"><text:span text:style-name="T2"><text:s text:c="2"/>nh.subscribe(sub);</text:span></text:p>
            <text:p text:style-name="P14"><text:span text:style-name="T2">}</text:span></text:p>
            <text:p text:style-name="P15"/>
            <text:p text:style-name="P14"><text:span text:style-name="T2">void loop()</text:span></text:p>
            <text:p text:style-name="P14"><text:span text:style-name="T2">{ <text:s/></text:span></text:p>
            <text:p text:style-name="P14"><text:span text:style-name="T2"><text:s text:c="2"/>nh.spinOnce();</text:span></text:p>
            <text:p text:style-name="P14"><text:span text:style-name="T2"><text:s text:c="2"/>delay(1);</text:span></text:p>
            <text:p text:style-name="P14"><text:span text:style-name="T2">}</text:span></text:p>
            <text:p text:style-name="P14"/>
          </table:table-cell>
        </table:table-row>
      </table:table>
      <text:p text:style-name="normal"/>
      <text:p text:style-name="normal"/>
      <text:p text:style-name="normal">Store list of devices connected with power off; $ ls /dev/ &gt; dev_list_1.txt</text:p>
      <text:p text:style-name="normal">Turn on power to the Arduino Board</text:p>
      <text:p text:style-name="normal">Then run this after you plug it in; $ ls /dev/ | diff --suppress-common-lines -y - dev_list_1.txt</text:p>
      <text:p text:style-name="normal"><text:soft-page-break/>al@al-HP-ProBook-645-G1:~$ ls /dev/ | diff --suppress-common-lines -y - dev_list_1.txt</text:p>
      <text:p text:style-name="normal">serial<text:tab/><text:tab/><text:tab/><text:tab/><text:tab/><text:tab/><text:tab/> <text:s text:c="5"/>&lt;</text:p>
      <text:p text:style-name="normal">ttyACM3<text:tab/><text:tab/><text:tab/><text:tab/><text:tab/><text:tab/><text:tab/> <text:s text:c="5"/>&lt;</text:p>
      <text:p text:style-name="normal">al@al-HP-ProBook-645-G1:~$ </text:p>
      <text:p text:style-name="normal"/>
      <text:p text:style-name="normal"><text:s/></text:p>
      <text:p text:style-name="normal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<text:s text:c="2"/>byte requestResult;</text:p>
            <text:p text:style-name="P14"><text:s text:c="2"/>byte readArray[2];</text:p>
            <text:p text:style-name="P14"><text:s text:c="2"/>uint16_t readValue = 0;</text:p>
            <text:p text:style-name="P14"><text:s text:c="2"/>Wire.beginTransmission(AS5048_ADDRESS);</text:p>
            <text:p text:style-name="P14"><text:s text:c="2"/>Wire.write(AS5048B_ANGLMSB_REG);</text:p>
            <text:p text:style-name="P14"><text:s text:c="2"/>requestResult = Wire.endTransmission(false);</text:p>
            <text:p text:style-name="P14"><text:s text:c="2"/>if (requestResult){</text:p>
            <text:p text:style-name="P14"><text:s text:c="4"/>Serial.print("I2C error: ");</text:p>
            <text:p text:style-name="P14"><text:s text:c="4"/>Serial.println(requestResult);</text:p>
            <text:p text:style-name="P14"><text:s text:c="2"/>}</text:p>
            <text:p text:style-name="P14"><text:s text:c="2"/>Wire.requestFrom(AS5048_ADDRESS, 2);</text:p>
            <text:p text:style-name="P14"><text:s text:c="2"/>for (byte i=0; i &lt; 2; i++) {</text:p>
            <text:p text:style-name="P14"><text:s text:c="4"/>readArray[i] = Wire.read();</text:p>
            <text:p text:style-name="P14"><text:s text:c="2"/>}</text:p>
            <text:p text:style-name="P14"><text:s text:c="2"/>readValue = (((uint16_t) readArray[0]) &lt;&lt; 6);</text:p>
            <text:p text:style-name="P14"><text:s text:c="2"/>readValue += (readArray[1] &amp; 0x3F);</text:p>
            <text:p text:style-name="P14"><text:s text:c="2"/>return readValue;</text:p>
            <text:p text:style-name="P14"/>
            <text:p text:style-name="P14"/>
            <text:p text:style-name="P10"><text:span text:style-name="T3"><text:s text:c="4"/>current_position = </text:span><text:span text:style-name="T4">AMS_AS5048B_readReg16</text:span><text:span text:style-name="T3">();</text:span></text:p>
            <text:p text:style-name="P10"><text:span text:style-name="T5"><text:s text:c="4"/>//reference: next 5 lines are based on magic code from Jeff Sampson - thank you!</text:span></text:p>
            <text:p text:style-name="P10"><text:span text:style-name="T3"><text:s text:c="4"/>bitshift_cur_pos = current_position &lt;&lt; </text:span><text:span text:style-name="T6">2</text:span><text:span text:style-name="T3">;</text:span><text:span text:style-name="T5"> //Bitshiftleft - The leftmost 2 bits in current_position are shifted out of existence</text:span></text:p>
            <text:p text:style-name="P10"><text:span text:style-name="T3"><text:s text:c="4"/>bitshift_last_pos = last_position &lt;&lt; </text:span><text:span text:style-name="T6">2</text:span><text:span text:style-name="T3">;</text:span></text:p>
            <text:p text:style-name="P10"><text:span text:style-name="T3"><text:s text:c="4"/>bitshift_pos_delta = (bitshift_cur_pos - bitshift_last_pos);</text:span></text:p>
            <text:p text:style-name="P10"><text:span text:style-name="T3"><text:s text:c="4"/>position_movement = bitshift_pos_delta &gt;&gt; </text:span><text:span text:style-name="T6">2</text:span><text:span text:style-name="T3">;</text:span><text:span text:style-name="T5"> //BitshiftRight 2 bits</text:span></text:p>
            <text:p text:style-name="P10"><text:span text:style-name="T3"><text:s text:c="4"/>rotational_position += position_movement;</text:span><text:span text:style-name="T5"> // Update the absolute position values. (Position of this encoder since CPU reset.)</text:span></text:p>
            <text:p text:style-name="P14"/>
            <text:p text:style-name="P14"/>
            <text:p text:style-name="P14"><text:s text:c="3"/>bitshift_cur_pos = current_position &lt;&lt; 2; //Bitshiftleft - The leftmost 2 bits in current_position are shifted out of existence</text:p>
            <text:p text:style-name="P14"><text:s text:c="4"/>bitshift_last_pos = last_position &lt;&lt; 2;</text:p>
            <text:p text:style-name="P14"><text:s text:c="4"/>bitshift_pos_delta = (bitshift_cur_pos - bitshift_last_pos);</text:p>
            <text:p text:style-name="P14"><text:s text:c="4"/>position_movement = bitshift_pos_delta &gt;&gt; 2; //BitshiftRight 2 bits</text:p>
            <text:p text:style-name="P14"><text:s text:c="4"/>rotational_position += position_movement; // Update the absolute position values. (Position of this encoder since CPU reset.)</text:p>
          </table:table-cell>
        </table:table-row>
      </table:table>
      <text:p text:style-name="normal"/>
      <text:p text:style-name="normal"><text:soft-page-break/>11/17/22</text:p>
      <text:list xml:id="list106316759" text:style-name="WWNum1">
        <text:list-item>
          <text:p text:style-name="P16">I have two programs now that can publish left_ticks and right_ticks</text:p>
        </text:list-item>
        <text:list-item>
          <text:p text:style-name="P16">$ cd catkin_ws/src</text:p>
        </text:list-item>
        <text:list-item>
          <text:p text:style-name="P16">$ catkin_create_pkg tractor_odom std_msgs rospy roscpp std_msgs sensor_msgs geometry_msgs tf</text:p>
        </text:list-item>
        <text:list-item>
          <text:p text:style-name="P16">$ cd ~/catkin_ws</text:p>
        </text:list-item>
        <text:list-item>
          <text:p text:style-name="P16">$ catkin_make</text:p>
        </text:list-item>
        <text:list-item>
          <text:p text:style-name="P16">$ cd ~/catkin_ws/src/tractor_odom </text:p>
        </text:list-item>
        <text:list-item>
          <text:p text:style-name="P19">$ mkdir launch</text:p>
        </text:list-item>
        <text:list-item>
          <text:p text:style-name="P16">$ mkdir scripts</text:p>
        </text:list-item>
        <text:list-item>
          <text:p text:style-name="P19">$ cd ~/catkin_ws/</text:p>
        </text:list-item>
        <text:list-item>
          <text:p text:style-name="P19">$ catkin_make --only-pkg-with-deps <text:s/>tractor_odom</text:p>
        </text:list-item>
        <text:list-item>
          <text:p text:style-name="P19">$ roscd tractor_odom</text:p>
        </text:list-item>
        <text:list-item>
          <text:p text:style-name="P21">$ gedit CMakeLists.txt</text:p>
        </text:list-item>
        <text:list-item>
          <text:p text:style-name="P16">Remove the hashtag on line 5 to make sure that C++11 support is enabled.</text:p>
        </text:list-item>
        <text:list-item>
          <text:p text:style-name="P18">$ cd launch</text:p>
        </text:list-item>
        <text:list-item>
          <text:p text:style-name="P21">$ sudo nano tractor_odom.launch</text:p>
        </text:list-item>
        <text:list-item>
          <text:p text:style-name="P17"/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8">&lt;launch&gt;</text:span></text:p>
            <text:p text:style-name="P11"><text:span text:style-name="T9"><text:s text:c="2"/></text:span><text:span text:style-name="T8">&lt;node pkg="rosserial_python" type="serial_node.py" name="serial_node"&gt;</text:span></text:p>
            <text:p text:style-name="P11"><text:span text:style-name="T9"><text:s text:c="4"/></text:span><text:span text:style-name="T8">&lt;param name="port" value="/dev/ttyACM0"/&gt;</text:span></text:p>
            <text:p text:style-name="P11"><text:span text:style-name="T9"><text:s text:c="4"/></text:span><text:span text:style-name="T8">&lt;param name="baud" value="115200"/&gt;</text:span></text:p>
            <text:p text:style-name="P11"><text:span text:style-name="T9"><text:s text:c="2"/></text:span><text:span text:style-name="T8">&lt;/node&gt;</text:span></text:p>
            <text:p text:style-name="P11"><text:span text:style-name="T9"><text:s text:c="2"/></text:span><text:span text:style-name="T8">&lt;node pkg="rosserial_python" type="serial_node.py" name="serial_node"&gt;</text:span></text:p>
            <text:p text:style-name="P11"><text:span text:style-name="T9"><text:s text:c="4"/></text:span><text:span text:style-name="T8">&lt;param name="port" value="/dev/ttyACM2"/&gt;</text:span></text:p>
            <text:p text:style-name="P11"><text:span text:style-name="T9"><text:s text:c="4"/></text:span><text:span text:style-name="T8">&lt;param name="baud" value="115200"/&gt;</text:span></text:p>
            <text:p text:style-name="P11"><text:span text:style-name="T9"><text:s text:c="2"/></text:span><text:span text:style-name="T8">&lt;/node&gt;</text:span></text:p>
            <text:p text:style-name="P11"><text:span text:style-name="T8">&lt;/launch&gt;</text:span></text:p>
            <text:p text:style-name="P14"/>
          </table:table-cell>
        </table:table-row>
      </table:table>
      <text:list xml:id="list102440299123427" text:continue-numbering="true" text:style-name="WWNum1">
        <text:list-item>
          <text:p text:style-name="P19">$ sudo chmod +x tractor_odom.launch</text:p>
        </text:list-item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consolata" svg:font-family="Inconsolata, monospace"/>
    <style:font-face style:name="Lohit Devanagari1" svg:font-family="'Lohit Devanagari'"/>
    <style:font-face style:name="Merriweather" svg:font-family="Merriweather, Georgia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1T10:24:39.672995126</dc:date>
    <meta:editing-duration>PT1H8M27S</meta:editing-duration>
    <meta:editing-cycles>1</meta:editing-cycles>
    <meta:document-statistic meta:table-count="5" meta:image-count="0" meta:object-count="0" meta:page-count="4" meta:paragraph-count="128" meta:word-count="569" meta:character-count="5325" meta:non-whitespace-character-count="4742"/>
    <meta:generator>LibreOffice/6.4.7.2$Linux_X86_64 LibreOffice_project/40$Build-2</meta:generator>
  </office:meta>
</office:document-meta>
</file>